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Lintu, kala vai lentokala</text:p>
      <text:p text:style-name="P5"/>
      <text:p text:style-name="P6">21 touko 2015</text:p>
      <text:p text:style-name="P7"/>
      <text:p text:style-name="P8">Olen 25-vuotias nainen. Erosin alle vuosi sitten pitkästä parisuhteesta miehen kanssa. Parisuhde<text:s/>oli sen verran pitkä, että suurimman teinistä-aikuisuuteen-vaiheen kävin läpi hänen kanssaan, mutta viimeiset pari vuotta suhteemme oli lähinnä enää vain ystävyyttä. Nyt kun erosta on jo tovi, alkaa sen näkemään eri tavoin. En ole aivan varma olinko missään vaiheessa oikeasti rakastunut häneen, vai olinko vain rakastunut "ajatukseen rakastumisesta" ja lopulta vain niin kiintynyt häneen. Muutoinkin ero on pistänyt pohtimaan identiteettiäni monella tavoin uusiksi, sillä liian kauan rakensin itseäni toisen varaan ja hahmotin itseäni hänen, hänen tekojensa, sanojensa ja ajatusmaailmansa kautta. Nyt tajuan, että monikin niistä oli oikeasti aivan muuta kuin mitä minä haluan oikeasti olla. Tässä vaiheessa myös tulee kuvioon seksuaalisuuteni, josta olen yrittänyt saada selvää. Olen aina ollut jollain tavalla kiinnostunut naisista ja ollut nimen omaan seksin suhteen "bi-curious", mutta olen vierastanut ajatusta esimerkiksi seurustelemisesta naisen kanssa, vaikka toisaalta olen ajatellut omalla kohdallani, että ihastuminen voi tapahtua ihanaan ihmiseen sukupuoleen katsomatta. Nyt kun eron jälkeen minulla on ollut pari juttua miehien kanssa, on minusta alkanut tuntumaan jotenkin oudolla tavalla ontolta. Eikä se tunne mielestäni liity mitenkään edelliseen suhteeseeni, ei<text:s/>laisinkaan ja nämä miehet ovat todella viehättäviä ja "minun tyyppisiäni", on vaan alkanut tuntua, että kaipaan jotain muuta... olisiko se jokin muu sitten nainen? En ole varma. Suutelua enempää en ole naisen kanssa koskaan harrastanut. Ainoa suuteluni naispuolisen ihmisen kanssa tapahtui niin, että tuntematon, hyvin viehättävä tyttö kerran vain sattumalta tuli ja suuteli minua baarissa. Tämän jälkeen olin häkeltynyt, erittäin positiivisella tavalla. Yritin etsiä kyseistä tyttöä jälkikäteen, mutten enää ikinä häntä tavannut. Tuntuu myös, että hyvin paljon useammin näen kiinnostavan näköisiä naisia kuin miehiä. Jokin minua silti tässä asiassa pelottaa, vaikka kysymys ei esimerkiksi lainkaan ole siitä, että lähiympäristöni olisi suppeakatseinen. Asia on minulle vaan hyvin vieras. Enkä vaan tiedä yhtään miten naisen kanssa tulisi esimerkiksi toimia, vaikka itsekin olen nainen ja ihmisiä olemme kaikki... mutta miehien kanssa osaan flirttailla mutten osaa nähdä itseäni "iskemässä" naista... En siis tiedä yhtään kuinka voisin ottaa kontaktia naisiin, varsinkin kun minulla ei ole kokemusta "tällä saralla" naisten suhteen, enkä ole täysin varma mitä haluan kun en ole kokeillut. Enkä tietenkään haluaisi ketään "käyttää hyväksenikään" tässä kokeilussa, mutta haluaisin<text:s/>kovasti löytää jonkun naisen, jotta tietäisin... ehkä... Mutta mistä ja miten? Lähipiirissäni ei ole homoja tai lesboja, joiden seuraan voisi lyöttäytyä. Mitähän minun edes tilanteessani pitäisi tehdä?</text:p>
      <text:p text:style-name="P9"/>
      <text:p text:style-name="P10">[Nimimerkki poistettu]</text:p>
      <text:p text:style-name="P11"/>
      <text:p text:style-name="P12"/>
      <text:p text:style-name="P13">Vastaus</text:p>
      <text:p text:style-name="P14"/>
      <text:p text:style-name="P15">Hei<text:line-break/><text:line-break/><text:soft-page-break/>Olet viime aikoina huomannut kiinnostuvasi enemmän naisista kuin miehistä. Toisaalta koet itsellesi vieraaksi flirttailla naisten kanssa etkä löydä luontevaa tapaa ottaa kontaktia. Yksi mahdollinen tapa voisi olla hakeutua tilaisuuteen jossa naiset tapaavat toisiaan. Setan paikalliset jäsenjärjestöt järjestävät naisten tapaamisia joihin voi mennä myös omaa identiteettiään pohtivat ilman tarvetta leimautua miksikään mitä ei koe olevansa. Suosittelen että tarkistat löytyykö lähiseudultasi tällainen mahdollisuus. Se selviää<text:s/>kun menet osoitteeseen seta.fi/jasenjarjestot<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57:00Z</meta:creation-date>
    <dc:date>2023-01-19T14:57:00Z</dc:date>
    <meta:template xlink:href="Normal.dotm" xlink:type="simple"/>
    <meta:editing-cycles>1</meta:editing-cycles>
    <meta:editing-duration>PT0S</meta:editing-duration>
    <meta:document-statistic meta:page-count="2" meta:paragraph-count="7" meta:word-count="425" meta:character-count="3861" meta:row-count="28" meta:non-whitespace-character-count="3443"/>
  </office:meta>
</office:document-meta>
</file>